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90000001965D26D8643097350.png" manifest:media-type="image/png"/>
  <manifest:file-entry manifest:full-path="Pictures/100002010000006900000019721BFD41C4AEDA24.png" manifest:media-type="image/png"/>
  <manifest:file-entry manifest:full-path="Pictures/1000041A00000AD90000029C891AD958947B9B2F.svg" manifest:media-type="image/svg+xml"/>
  <manifest:file-entry manifest:full-path="Pictures/100003C100000AD90000029C05EF9E2DDE1693A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09cm" fo:min-width="5.088cm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4.326cm"/>
    </style:style>
    <style:style style:name="gr3" style:family="graphic" style:parent-style-name="standard">
      <style:graphic-properties draw:textarea-horizontal-align="justify" draw:textarea-vertical-align="middle" draw:auto-grow-height="false" fo:min-height="1.909cm" fo:min-width="4.834cm"/>
    </style:style>
    <style:style style:name="gr4" style:family="graphic" style:parent-style-name="standard">
      <style:graphic-properties draw:textarea-horizontal-align="justify" draw:textarea-vertical-align="middle" draw:auto-grow-height="false" fo:min-height="2.163cm" fo:min-width="4.453cm"/>
    </style:style>
    <style:style style:name="gr5" style:family="graphic" style:parent-style-name="standard">
      <style:graphic-properties draw:textarea-horizontal-align="justify" draw:textarea-vertical-align="middle" draw:auto-grow-height="false" fo:min-height="1.401cm" fo:min-width="4.961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1.008cm" fo:min-width="3.183cm"/>
    </style:style>
    <style:style style:name="gr9" style:family="graphic" style:parent-style-name="standard">
      <style:graphic-properties draw:textarea-horizontal-align="justify" draw:textarea-vertical-align="middle" draw:auto-grow-height="false" fo:min-height="1.097cm" fo:min-width="3.0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1.655cm" fo:min-width="3.56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1.528cm" fo:min-width="2.548cm"/>
    </style:style>
    <style:style style:name="gr14" style:family="graphic" style:parent-style-name="standard">
      <style:graphic-properties draw:textarea-horizontal-align="justify" draw:textarea-vertical-align="middle" draw:auto-grow-height="false" fo:min-height="1.528cm" fo:min-width="4.199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1.274cm" fo:min-width="4.453cm"/>
    </style:style>
    <style:style style:name="gr17" style:family="graphic" style:parent-style-name="standard">
      <style:graphic-properties draw:textarea-horizontal-align="justify" draw:textarea-vertical-align="middle" draw:auto-grow-height="false" fo:min-height="1.782cm" fo:min-width="4.072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0.639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88cm" svg:height="2.159cm" svg:x="13.827cm" svg:y="6.842cm">
          <text:p text:style-name="P1">Rev: Username</text:p>
          <text:p text:style-name="P1">Search:User I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1.905cm" svg:x="5.953cm" svg:y="11.033cm">
          <text:p text:style-name="P1">Sent:Passwor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334cm" svg:height="2.159cm" svg:x="6.461cm" svg:y="18.018cm">
          <text:p text:style-name="P1">Authenticated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953cm" svg:height="2.413cm" svg:x="13.446cm" svg:y="13.7cm">
          <text:p text:style-name="P1">Rev:Password</text:p>
          <text:p text:style-name="P1">Search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461cm" svg:height="1.651cm" svg:x="3.032cm" svg:y="5.699cm">
          <text:p text:style-name="P2">Sent:User</text:p>
          <text:p text:style-name="P2"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5.682cm" svg:height="1.181cm" draw:transform="skewX (0.440695636128568) rotate (0.440695636128568) translate (8.366cm 9.748cm)">
          <draw:image xlink:href="Pictures/100003C100000AD90000029C05EF9E2DDE1693A3.svg" xlink:type="simple" xlink:show="embed" xlink:actuate="onLoad">
            <text:p text:style-name="P1"/>
          </draw:image>
          <draw:image xlink:href="Pictures/100002010000006900000019721BFD41C4AEDA24.png" xlink:type="simple" xlink:show="embed" xlink:actuate="onLoad"/>
        </draw:frame>
        <draw:frame draw:style-name="gr7" draw:text-style-name="P1" draw:layer="layout" svg:width="4.838cm" svg:height="1.167cm" draw:transform="skewX (-0.280299877870289) rotate (-0.28029987787029) translate (8.874cm 5.699cm)">
          <draw:image xlink:href="Pictures/1000041A00000AD90000029C891AD958947B9B2F.svg" xlink:type="simple" xlink:show="embed" xlink:actuate="onLoad">
            <text:p/>
          </draw:image>
          <draw:image xlink:href="Pictures/10000201000000690000001965D26D8643097350.png" xlink:type="simple" xlink:show="embed" xlink:actuate="onLoad"/>
        </draw:frame>
        <draw:frame draw:style-name="gr6" draw:text-style-name="P1" draw:layer="layout" svg:width="5.172cm" svg:height="1.133cm" draw:transform="skewX (0.390255620745932) rotate (0.390081087820733) translate (8.663cm 17.061cm)">
          <draw:image xlink:href="Pictures/100003C100000AD90000029C05EF9E2DDE1693A3.svg" xlink:type="simple" xlink:show="embed" xlink:actuate="onLoad">
            <text:p text:style-name="P1"><text:s/><text:s/><text:s/><text:s/><text:s/><text:s/><text:s/><text:s/>Pass</text:p>
          </draw:image>
          <draw:image xlink:href="Pictures/100002010000006900000019721BFD41C4AEDA24.png" xlink:type="simple" xlink:show="embed" xlink:actuate="onLoad"/>
        </draw:frame>
        <draw:custom-shape draw:style-name="gr8" draw:text-style-name="P1" draw:layer="layout" svg:width="5.207cm" svg:height="1.778cm" svg:x="3.286cm" svg:y="3.413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4.953cm" svg:height="1.905cm" svg:x="13.954cm" svg:y="3.286cm">
          <text:p text:style-name="P1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15.348cm" svg:height="1.673cm" svg:x="2.524cm" svg:y="1.635cm">
          <draw:text-box>
            <text:p>Sau khi đã kết nối client tới server thì quá trình login </text:p>
            <text:p>được mô phỏng theo mô hình sau:</text:p>
          </draw:text-box>
        </draw:frame>
        <draw:frame draw:style-name="gr10" draw:text-style-name="P3" draw:layer="layout" svg:width="1.772cm" svg:height="0.962cm" draw:transform="rotate (0.365122879517214) translate (8.747cm 10.651cm)">
          <draw:text-box>
            <text:p><text:tab/></text:p>
          </draw:text-box>
        </draw:frame>
        <draw:frame draw:style-name="gr7" draw:text-style-name="P1" draw:layer="layout" svg:width="9.106cm" svg:height="2.196cm" draw:transform="skewX (-0.280648943720688) rotate (-2.87979326579064) translate (13.319cm 8.961cm)">
          <draw:image xlink:href="Pictures/1000041A00000AD90000029C891AD958947B9B2F.svg" xlink:type="simple" xlink:show="embed" xlink:actuate="onLoad">
            <text:p/>
          </draw:image>
          <draw:image xlink:href="Pictures/10000201000000690000001965D26D8643097350.png" xlink:type="simple" xlink:show="embed" xlink:actuate="onLoad"/>
        </draw:frame>
        <draw:custom-shape draw:style-name="gr11" draw:text-style-name="P1" draw:layer="layout" svg:width="4.064cm" svg:height="1.905cm" draw:transform="skewX (-0.000523598775598299) rotate (-0.000698131700797933) translate (1.254cm 11.03cm)">
          <text:p text:style-name="P1">New: Account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0.502cm" svg:height="1.673cm" draw:transform="rotate (0.551873109480607) translate (10.564cm 13.088cm)">
          <draw:text-box>
            <text:p/>
            <text:p/>
          </draw:text-box>
        </draw:frame>
        <draw:frame draw:style-name="gr12" draw:text-style-name="P3" draw:layer="layout" svg:width="0.502cm" svg:height="0.962cm" svg:x="9.001cm" svg:y="5.699cm">
          <draw:text-box>
            <text:p/>
          </draw:text-box>
        </draw:frame>
        <draw:frame draw:style-name="gr7" draw:text-style-name="P1" draw:layer="layout" svg:width="4.838cm" svg:height="1.167cm" draw:transform="skewX (-0.280299877870289) rotate (-0.28029987787029) translate (8.797cm 12.798cm)">
          <draw:image xlink:href="Pictures/1000041A00000AD90000029C891AD958947B9B2F.svg" xlink:type="simple" xlink:show="embed" xlink:actuate="onLoad">
            <text:p/>
          </draw:image>
          <draw:image xlink:href="Pictures/10000201000000690000001965D26D8643097350.png" xlink:type="simple" xlink:show="embed" xlink:actuate="onLoad"/>
        </draw:frame>
        <draw:custom-shape draw:style-name="gr13" draw:text-style-name="P1" draw:layer="layout" svg:width="6.096cm" svg:height="3.556cm" svg:x="6.08cm" svg:y="22.082cm">
          <text:p text:style-name="P1">Something </text:p>
          <text:p text:style-name="P1">doin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" draw:layer="layout" svg:width="4.699cm" svg:height="1.778cm" svg:x="7.096cm" svg:y="26.4cm">
          <text:p text:style-name="P1">Sent: Log out </text:p>
          <draw:enhanced-geometry svg:viewBox="0 0 21600 21600" draw:type="rectangle" draw:enhanced-path="M 0 0 L 21600 0 21600 21600 0 21600 0 0 Z N"/>
        </draw:custom-shape>
        <draw:line draw:style-name="gr15" draw:text-style-name="P4" draw:layer="layout" svg:x1="9.128cm" svg:y1="21.193cm" svg:x2="5.191cm" svg:y2="21.32cm">
          <text:p/>
        </draw:line>
        <draw:line draw:style-name="gr15" draw:text-style-name="P4" draw:layer="layout" svg:x1="5.191cm" svg:y1="21.32cm" svg:x2="5.191cm" svg:y2="27.416cm">
          <text:p/>
        </draw:line>
        <draw:custom-shape draw:style-name="gr16" draw:text-style-name="P1" draw:layer="layout" svg:width="4.953cm" svg:height="1.524cm" svg:x="14.462cm" svg:y="26.908cm">
          <text:p text:style-name="P1">Rev: Log out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2.51cm" svg:height="0.605cm" draw:transform="skewX (-0.28012534494509) rotate (-0.28012534494509) translate (11.922cm 26.633cm)">
          <draw:image xlink:href="Pictures/1000041A00000AD90000029C891AD958947B9B2F.svg" xlink:type="simple" xlink:show="embed" xlink:actuate="onLoad">
            <text:p/>
          </draw:image>
          <draw:image xlink:href="Pictures/10000201000000690000001965D26D8643097350.png" xlink:type="simple" xlink:show="embed" xlink:actuate="onLoad"/>
        </draw:frame>
        <draw:custom-shape draw:style-name="gr17" draw:text-style-name="P1" draw:layer="layout" svg:width="4.572cm" svg:height="2.032cm" svg:x="1cm" svg:y="18.145cm">
          <text:p/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9.128cm" svg:y1="20.177cm" svg:x2="9.128cm" svg:y2="22.209cm">
          <text:p/>
        </draw:line>
        <draw:frame draw:style-name="gr10" draw:text-style-name="P3" draw:layer="layout" svg:width="4.096cm" svg:height="0.962cm" svg:x="11.414cm" svg:y="9.636cm">
          <draw:text-box>
            <text:p>have user ID</text:p>
          </draw:text-box>
        </draw:frame>
        <draw:frame draw:style-name="gr10" draw:text-style-name="P3" draw:layer="layout" svg:width="5.366cm" svg:height="0.962cm" svg:x="6.588cm" svg:y="8.366cm">
          <draw:text-box>
            <text:p>Not have User ID</text:p>
          </draw:text-box>
        </draw:frame>
        <draw:custom-shape draw:style-name="gr19" draw:text-style-name="P1" draw:layer="layout" svg:width="0.001cm" svg:height="0.889cm" svg:x="3.286cm" svg:y="18.01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9.106cm" svg:height="2.196cm" draw:transform="skewX (-0.280648943720688) rotate (-2.87979326579064) translate (13.446cm 16.292cm)">
          <draw:image xlink:href="Pictures/1000041A00000AD90000029C891AD958947B9B2F.svg" xlink:type="simple" xlink:show="embed" xlink:actuate="onLoad">
            <text:p text:style-name="P1"/>
          </draw:image>
          <draw:image xlink:href="Pictures/10000201000000690000001965D26D8643097350.png" xlink:type="simple" xlink:show="embed" xlink:actuate="onLoad"/>
        </draw:frame>
        <draw:frame draw:style-name="gr10" draw:text-style-name="P3" draw:layer="layout" svg:width="2.051cm" svg:height="1.673cm" svg:x="2.397cm" svg:y="18.78cm">
          <draw:text-box>
            <text:p>Block</text:p>
            <text:p/>
          </draw:text-box>
        </draw:frame>
        <draw:line draw:style-name="gr18" draw:text-style-name="P4" draw:layer="layout" svg:x1="5.191cm" svg:y1="27.289cm" svg:x2="7.223cm" svg:y2="27.416cm">
          <text:p/>
        </draw:line>
        <draw:line draw:style-name="gr18" draw:text-style-name="P4" draw:layer="layout" svg:x1="9.128cm" svg:y1="25.638cm" svg:x2="9.128cm" svg:y2="26.527cm">
          <text:p/>
        </draw:line>
        <draw:frame draw:style-name="gr10" draw:text-style-name="P3" draw:layer="layout" svg:width="3.004cm" svg:height="0.962cm" svg:x="6.715cm" svg:y="15.732cm">
          <draw:text-box>
            <text:p>Not pass</text:p>
          </draw:text-box>
        </draw:frame>
        <draw:line draw:style-name="gr18" draw:text-style-name="P4" draw:layer="layout" svg:x1="3.159cm" svg:y1="11.033cm" svg:x2="3.286cm" svg:y2="7.477cm">
          <text:p/>
        </draw:line>
        <draw:line draw:style-name="gr15" draw:text-style-name="P4" draw:layer="layout" svg:x1="1cm" svg:y1="18.145cm" svg:x2="1cm" svg:y2="6.334cm">
          <text:p/>
        </draw:line>
        <draw:line draw:style-name="gr18" draw:text-style-name="P4" draw:layer="layout" svg:x1="1cm" svg:y1="6.461cm" svg:x2="3.159cm" svg:y2="6.461cm">
          <text:p/>
        </draw:line>
        <draw:frame draw:style-name="gr10" draw:text-style-name="P3" draw:layer="layout" svg:width="2.767cm" svg:height="0.962cm" svg:x="1.254cm" svg:y="15.224cm">
          <draw:text-box>
            <text:p>Timeou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5T19:18:01.607595286</meta:creation-date>
    <dc:date>2016-10-05T21:17:34.633277932</dc:date>
    <meta:editing-duration>PT10S</meta:editing-duration>
    <meta:editing-cycles>2</meta:editing-cycles>
    <meta:generator>LibreOffice/5.1.4.2$Linux_X86_64 LibreOffice_project/10m0$Build-2</meta:generator>
    <meta:document-statistic meta:object-count="37"/>
  </office:meta>
</office:document-meta>
</file>